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 style:list-style-name="L1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text-properties officeooo:rsid="00013c57" officeooo:paragraph-rsid="00013c57" fo:background-color="transparent"/>
    </style:style>
    <style:style style:name="P4" style:family="paragraph" style:parent-style-name="Standard" style:list-style-name="L3">
      <style:text-properties officeooo:rsid="00013c57" officeooo:paragraph-rsid="00013c57" fo:background-color="transparent"/>
    </style:style>
    <style:style style:name="P5" style:family="paragraph" style:parent-style-name="Standard" style:list-style-name="L4">
      <style:text-properties officeooo:rsid="00013c57" officeooo:paragraph-rsid="00013c57" fo:background-color="transparent"/>
    </style:style>
    <style:style style:name="P6" style:family="paragraph" style:parent-style-name="Standard">
      <style:text-properties officeooo:rsid="000150c9" officeooo:paragraph-rsid="000150c9" fo:background-color="transparent"/>
    </style:style>
    <style:style style:name="P7" style:family="paragraph" style:parent-style-name="Standard" style:list-style-name="L5">
      <style:text-properties officeooo:rsid="000150c9" officeooo:paragraph-rsid="000150c9" fo:background-color="transparent"/>
    </style:style>
    <style:style style:name="P8" style:family="paragraph" style:parent-style-name="Standard">
      <style:text-properties officeooo:rsid="000150c9" officeooo:paragraph-rsid="000150c9" fo:background-color="#ffff00"/>
    </style:style>
    <style:style style:name="T1" style:family="text">
      <style:text-properties officeooo:rsid="00013c57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000000" loext:char-shading-value="0"/>
    </style:style>
    <style:style style:name="T4" style:family="text">
      <style:text-properties fo:font-variant="normal" fo:text-transform="none" fo:color="#e4e8ec" style:font-name="ui-monospace" fo:font-size="9.75pt" fo:letter-spacing="normal" fo:font-style="normal" fo:font-weight="normal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5154681" text:style-name="L1">
        <text:list-item>
          <text:p text:style-name="P2"><text:span text:style-name="T1">P</text:span>ast this commamds one by one on terminal</text:p>
        </text:list-item>
      </text:list>
      <text:p text:style-name="Standard"/>
      <text:p text:style-name="Standard"/>
      <text:p text:style-name="Standard"/>
      <text:p text:style-name="P1"/>
      <text:p text:style-name="P1">$ACR_NAME='myacr'</text:p>
      <text:p text:style-name="P1">$SERVICE_PRINCIPAL_NAME='acr-sp-demo'</text:p>
      <text:p text:style-name="P1">$ACR_REGISTRY_ID=$(az acr show --name $ACR_NAME --query id --output tsv)</text:p>
      <text:p text:style-name="P1"><text:s/></text:p>
      <text:p text:style-name="P1">$SP_PASSWD=$(az ad sp create-for-rbac --name http://$SERVICE_PRINCIPAL_NAME --scopes $ACR_REGISTRY_ID --role acrpull --query password --output tsv)</text:p>
      <text:p text:style-name="P1">$SP_APP_ID=$(az ad app list --display-name http://$SERVICE_PRINCIPAL_NAME --query [].appId --output tsv) <text:s/></text:p>
      <text:p text:style-name="P1"/>
      <text:p text:style-name="P1"/>
      <text:p text:style-name="P3">2. Check by</text:p>
      <text:list xml:id="list3560462845" text:style-name="L3">
        <text:list-item>
          <text:p text:style-name="P4">$ACR_NAME</text:p>
        </text:list-item>
        <text:list-item>
          <text:p text:style-name="P4">$SERVICE_PRINCIPAL_NAME</text:p>
        </text:list-item>
        <text:list-item>
          <text:p text:style-name="P4">$ACR_REGISTRY_ID</text:p>
        </text:list-item>
        <text:list-item>
          <text:p text:style-name="P4">$SP_PASSWD</text:p>
        </text:list-item>
        <text:list-item>
          <text:p text:style-name="P4">$SP_APP_ID</text:p>
          <text:p text:style-name="P4"/>
        </text:list-item>
      </text:list>
      <text:p text:style-name="P3">3. Create secrets (past on terminal as singal command</text:p>
      <text:list xml:id="list1820336807" text:style-name="L4">
        <text:list-item>
          <text:p text:style-name="P5">kubectl create secret docker-registry &lt; <text:span text:style-name="T2">myacrforfun-secret </text:span>&gt;--docker-server=&lt; <text:span text:style-name="T2">myacrforfun.azurecr.io</text:span> &gt; --docker-username=&lt; <text:span text:style-name="T2">8e3da4b6-1207-44e4-b36f-cec0c49fb868</text:span> &gt; --docker-password=&lt; <text:span text:style-name="T2">gNe8Q~tFWucMadNA-Epxh3gkE~oiUr8rgX~r8a0O</text:span> &gt;</text:p>
        </text:list-item>
      </text:list>
      <text:p text:style-name="P3"/>
      <text:p text:style-name="P6">4. Check by</text:p>
      <text:list xml:id="list2290581327" text:style-name="L5">
        <text:list-item>
          <text:p text:style-name="P7">kubectl get secrets</text:p>
        </text:list-item>
      </text:list>
      <text:p text:style-name="P6"/>
      <text:p text:style-name="P6"/>
      <text:p text:style-name="P6">5. Add this to deployment file</text:p>
      <text:p text:style-name="P6"/>
      <text:p text:style-name="P6"><text:s text:c="4"/><text:span text:style-name="T2">spec:</text:span></text:p>
      <text:p text:style-name="P8"><text:s text:c="6"/>containers:</text:p>
      <text:p text:style-name="P8"><text:s text:c="8"/>- name: acrdemo-localdocker</text:p>
      <text:p text:style-name="P8"><text:s text:c="10"/>image: acrdemo2ss.azurecr.io/app2/acr-app2:v1</text:p>
      <text:p text:style-name="P8"><text:s text:c="10"/>imagePullPolicy: Always</text:p>
      <text:p text:style-name="P8"><text:s text:c="10"/>ports:</text:p>
      <text:p text:style-name="P8"><text:s text:c="12"/>- containerPort: 80</text:p>
      <text:p text:style-name="P8"><text:s text:c="6"/>imagePullSecrets:</text:p>
      <text:p text:style-name="P8"><text:s text:c="8"/>- name: <text:span text:style-name="T1">myacrforfun-secret </text:span>t 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4-03T11:47:08.436000000</dc:date>
    <meta:editing-duration>PT8M11S</meta:editing-duration>
    <meta:editing-cycles>2</meta:editing-cycles>
    <meta:document-statistic meta:table-count="0" meta:image-count="0" meta:object-count="0" meta:page-count="1" meta:paragraph-count="28" meta:word-count="128" meta:character-count="1113" meta:non-whitespace-character-count="946"/>
  </office:meta>
</office:document-meta>
</file>